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nux Libertine" svg:font-family="'Linux Libertine', Georgia, Times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d64f6" officeooo:paragraph-rsid="000d64f6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0d64f6" officeooo:paragraph-rsid="000d64f6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0d64f6" officeooo:paragraph-rsid="000d64f6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officeooo:rsid="000d64f6" officeooo:paragraph-rsid="000d64f6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3pt" fo:font-style="normal" style:text-underline-style="none" fo:font-weight="bold" officeooo:rsid="0005b847" officeooo:paragraph-rsid="000d64f6" style:font-size-asian="11.3500003814697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1pt" fo:font-style="normal" style:text-underline-style="none" fo:font-weight="normal" officeooo:rsid="000c19c4" officeooo:paragraph-rsid="000d64f6" style:font-size-asian="9.60000038146973pt" style:font-style-asian="normal" style:font-weight-asian="normal" style:font-size-complex="11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text-position="0% 100%" fo:font-size="13pt" fo:font-style="normal" style:text-underline-style="none" fo:font-weight="bold" officeooo:rsid="000d64f6" officeooo:paragraph-rsid="000d64f6" style:font-size-asian="11.3500003814697pt" style:font-style-asian="normal" style:font-weight-asian="bold" style:font-size-complex="13pt" style:font-style-complex="normal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text-position="0% 100%" fo:font-size="13pt" fo:font-style="normal" style:text-underline-style="none" fo:font-weight="bold" officeooo:rsid="001120f2" officeooo:paragraph-rsid="001120f2" style:font-size-asian="11.3500003814697pt" style:font-style-asian="normal" style:font-weight-asian="bold" style:font-size-complex="13pt" style:font-style-complex="normal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nux Libertine" fo:font-size="11pt" fo:letter-spacing="normal" fo:font-style="normal" style:text-underline-style="none" fo:font-weight="normal" officeooo:rsid="000f018e" officeooo:paragraph-rsid="000d64f6" style:font-size-asian="9.60000038146973pt" style:font-style-asian="normal" style:font-weight-asian="normal" style:font-size-complex="11pt" style:font-style-complex="normal" style:font-weight-complex="normal"/>
    </style:style>
    <style:style style:name="P10" style:family="paragraph" style:parent-style-name="Heading_20_1">
      <style:paragraph-properties fo:text-align="start" style:justify-single-word="false"/>
      <style:text-properties fo:font-variant="normal" fo:text-transform="none" fo:color="#000000" style:text-position="0% 100%" style:font-name="Linux Libertine" fo:font-size="13pt" fo:letter-spacing="normal" fo:font-style="normal" style:text-underline-style="none" fo:font-weight="bold" officeooo:rsid="000d64f6" officeooo:paragraph-rsid="000d64f6" style:font-size-asian="11.3500003814697pt" style:font-style-asian="normal" style:font-weight-asian="bold" style:font-size-complex="13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nux Libertine" fo:font-size="15pt" fo:letter-spacing="normal" fo:font-style="normal" style:text-underline-style="none" fo:font-weight="bold" officeooo:rsid="001196bd" officeooo:paragraph-rsid="0017d384" style:font-size-asian="13.1000003814697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nux Libertine" fo:font-size="15pt" fo:letter-spacing="normal" fo:font-style="normal" style:text-underline-style="none" fo:font-weight="bold" officeooo:rsid="000d64f6" officeooo:paragraph-rsid="0017d384" style:font-size-asian="15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nux Libertine" fo:font-size="13pt" fo:letter-spacing="normal" fo:font-style="normal" style:text-underline-style="none" fo:font-weight="normal" officeooo:rsid="000d64f6" officeooo:paragraph-rsid="0017d384" style:font-size-asian="11.3500003814697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nux Libertine" fo:font-size="13pt" fo:letter-spacing="normal" fo:font-style="normal" style:text-underline-style="none" fo:font-weight="normal" officeooo:rsid="0017d384" officeooo:paragraph-rsid="0017d384" style:font-size-asian="11.3500003814697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nux Libertine" fo:font-size="11pt" fo:letter-spacing="normal" fo:font-style="normal" style:text-underline-style="none" fo:font-weight="normal" officeooo:rsid="000d64f6" officeooo:paragraph-rsid="0017d384" style:font-size-asian="9.60000038146973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fo:font-size="13pt" fo:font-style="normal" style:text-underline-style="none" fo:font-weight="bold" officeooo:rsid="001196bd" officeooo:paragraph-rsid="0017d384" style:font-size-asian="11.3500003814697pt" style:font-style-asian="normal" style:font-weight-asian="bold" style:font-size-complex="13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position="0% 100%" fo:font-size="13pt" fo:font-style="normal" style:text-underline-style="none" fo:font-weight="bold" officeooo:rsid="000df995" officeooo:paragraph-rsid="001847ba" style:font-size-asian="11.3500003814697pt" style:font-style-asian="normal" style:font-weight-asian="bold" style:font-size-complex="13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position="0% 100%" fo:font-size="13pt" fo:font-style="normal" style:text-underline-style="none" fo:font-weight="bold" officeooo:rsid="001196bd" officeooo:paragraph-rsid="0017d384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position="0% 100%" fo:font-size="15pt" fo:font-style="normal" style:text-underline-style="none" fo:font-weight="bold" officeooo:rsid="001196bd" officeooo:paragraph-rsid="0017d384" style:font-size-asian="13.1000003814697pt" style:font-style-asian="normal" style:font-weight-asian="bold" style:font-size-complex="15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position="0% 100%" fo:font-size="15pt" fo:font-style="normal" style:text-underline-style="none" fo:font-weight="bold" officeooo:rsid="000d64f6" officeooo:paragraph-rsid="0017d384" style:font-size-asian="13.1000003814697pt" style:font-style-asian="normal" style:font-weight-asian="bold" style:font-size-complex="15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17d384" officeooo:paragraph-rsid="0017d384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officeooo:paragraph-rsid="0017d384"/>
    </style:style>
    <style:style style:name="P23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Linux Libertine" fo:font-size="11pt" fo:letter-spacing="normal" fo:font-style="normal" style:text-underline-style="none" fo:font-weight="normal" officeooo:rsid="000f1c90" officeooo:paragraph-rsid="000d64f6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text-position="0% 100%" fo:font-size="13pt" fo:font-style="normal" style:text-underline-style="none" fo:font-weight="bold" officeooo:rsid="001120f2" officeooo:paragraph-rsid="001120f2" style:font-size-asian="11.3500003814697pt" style:font-style-asian="normal" style:font-weight-asian="bold" style:font-size-complex="13pt" style:font-style-complex="normal" style:font-weight-complex="bold"/>
    </style:style>
    <style:style style:name="P25" style:family="paragraph" style:parent-style-name="Text_20_body">
      <style:paragraph-properties fo:text-align="start" style:justify-single-word="false"/>
      <style:text-properties style:text-position="0% 100%" fo:font-size="13pt" fo:font-style="normal" style:text-underline-style="none" fo:font-weight="bold" officeooo:rsid="0014e15c" officeooo:paragraph-rsid="0014e15c" style:font-size-asian="11.3500003814697pt" style:font-style-asian="normal" style:font-weight-asian="bold" style:font-size-complex="13pt" style:font-style-complex="normal" style:font-weight-complex="bold"/>
    </style:style>
    <style:style style:name="P26" style:family="paragraph" style:parent-style-name="Text_20_body">
      <style:paragraph-properties fo:text-align="start" style:justify-single-word="false"/>
      <style:text-properties style:text-position="0% 100%" fo:font-size="13pt" fo:font-style="normal" style:text-underline-style="none" fo:font-weight="bold" officeooo:rsid="0014e15c" officeooo:paragraph-rsid="00156884" style:font-size-asian="11.3500003814697pt" style:font-style-asian="normal" style:font-weight-asian="bold" style:font-size-complex="13pt" style:font-style-complex="normal" style:font-weight-complex="bold"/>
    </style:style>
    <style:style style:name="P27" style:family="paragraph" style:parent-style-name="Text_20_body">
      <style:paragraph-properties fo:text-align="start" style:justify-single-word="false"/>
      <style:text-properties style:text-position="0% 100%" fo:font-size="13pt" fo:font-style="normal" style:text-underline-style="none" fo:font-weight="bold" officeooo:rsid="00156884" officeooo:paragraph-rsid="00156884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2" style:family="text">
      <style:text-properties fo:font-size="11pt" fo:font-weight="normal" officeooo:rsid="000c19c4" style:font-size-asian="9.60000038146973pt" style:font-weight-asian="normal" style:font-size-complex="11pt" style:font-weight-complex="normal"/>
    </style:style>
    <style:style style:name="T3" style:family="text">
      <style:text-properties fo:font-size="11pt" fo:font-weight="normal" officeooo:rsid="000c4c19" style:font-size-asian="9.60000038146973pt" style:font-weight-asian="normal" style:font-size-complex="11pt" style:font-weight-complex="normal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size="11pt" fo:font-weight="normal" officeooo:rsid="000aeee7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00f018e" style:font-size-asian="11pt" style:font-weight-asian="normal" style:font-size-complex="11pt" style:font-weight-complex="normal"/>
    </style:style>
    <style:style style:name="T7" style:family="text">
      <style:text-properties fo:font-size="11pt" style:font-size-asian="9.60000038146973pt" style:font-size-complex="11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officeooo:rsid="000c19c4"/>
    </style:style>
    <style:style style:name="T11" style:family="text">
      <style:text-properties officeooo:rsid="000aeee7"/>
    </style:style>
    <style:style style:name="T12" style:family="text">
      <style:text-properties fo:font-variant="normal" fo:text-transform="none" fo:color="#000000" style:font-name="Linux Libertine" fo:letter-spacing="normal"/>
    </style:style>
    <style:style style:name="T13" style:family="text">
      <style:text-properties fo:font-variant="normal" fo:text-transform="none" fo:color="#000000" style:font-name="Linux Libertine" fo:letter-spacing="normal" officeooo:rsid="000f018e"/>
    </style:style>
    <style:style style:name="T14" style:family="text">
      <style:text-properties fo:font-variant="normal" fo:text-transform="none" fo:color="#000000" style:font-name="Linux Libertine" fo:letter-spacing="normal" style:font-size-asian="13pt"/>
    </style:style>
    <style:style style:name="T15" style:family="text">
      <style:text-properties fo:font-variant="normal" fo:text-transform="none" fo:color="#000000" style:font-name="Linux Libertine" fo:letter-spacing="normal" officeooo:rsid="001269eb" style:font-size-asian="13pt"/>
    </style:style>
    <style:style style:name="T16" style:family="text">
      <style:text-properties fo:font-variant="normal" fo:text-transform="none" fo:color="#000000" style:font-name="Linux Libertine" fo:letter-spacing="normal" officeooo:rsid="0017d384" style:font-size-asian="13pt"/>
    </style:style>
    <style:style style:name="T17" style:family="text">
      <style:text-properties fo:font-variant="normal" fo:text-transform="none" fo:color="#000000" style:font-name="Linux Libertine" fo:letter-spacing="normal" fo:font-weight="normal" style:font-size-asian="13pt" style:font-weight-asian="normal" style:font-weight-complex="normal"/>
    </style:style>
    <style:style style:name="T18" style:family="text">
      <style:text-properties fo:font-variant="normal" fo:text-transform="none" fo:color="#000000" style:font-name="Linux Libertine" fo:letter-spacing="normal" fo:font-weight="normal" officeooo:rsid="001269eb" style:font-size-asian="13pt" style:font-weight-asian="normal" style:font-weight-complex="normal"/>
    </style:style>
    <style:style style:name="T19" style:family="text">
      <style:text-properties fo:font-variant="normal" fo:text-transform="none" fo:color="#000000" style:font-name="Linux Libertine" fo:letter-spacing="normal" fo:font-weight="normal" style:font-weight-asian="normal" style:font-weight-complex="normal"/>
    </style:style>
    <style:style style:name="T20" style:family="text">
      <style:text-properties fo:font-variant="normal" fo:text-transform="none" fo:color="#000000" style:font-name="Linux Libertine" fo:letter-spacing="normal" officeooo:rsid="0014e15c"/>
    </style:style>
    <style:style style:name="T21" style:family="text">
      <style:text-properties fo:font-variant="normal" fo:text-transform="none" fo:color="#000000" style:font-name="Linux Libertine" fo:letter-spacing="normal" officeooo:rsid="000c19c4"/>
    </style:style>
    <style:style style:name="T22" style:family="text">
      <style:text-properties fo:font-variant="normal" fo:text-transform="none" fo:color="#000000" style:font-name="Linux Libertine" fo:font-size="11pt" fo:letter-spacing="normal" fo:font-weight="normal" style:font-size-asian="9.60000038146973pt" style:font-weight-asian="normal" style:font-size-complex="11pt" style:font-weight-complex="normal"/>
    </style:style>
    <style:style style:name="T23" style:family="text">
      <style:text-properties fo:font-variant="normal" fo:text-transform="none" fo:color="#000000" style:font-name="Linux Libertine" fo:font-size="11pt" fo:letter-spacing="normal" fo:font-weight="normal" officeooo:rsid="000f018e" style:font-size-asian="9.60000038146973pt" style:font-weight-asian="normal" style:font-size-complex="11pt" style:font-weight-complex="normal"/>
    </style:style>
    <style:style style:name="T24" style:family="text">
      <style:text-properties fo:font-variant="normal" fo:text-transform="none" fo:color="#000000" style:font-name="Linux Libertine" fo:font-size="11pt" fo:letter-spacing="normal" fo:font-weight="normal" officeooo:rsid="000f1c90" style:font-size-asian="9.60000038146973pt" style:font-weight-asian="normal" style:font-size-complex="11pt" style:font-weight-complex="normal"/>
    </style:style>
    <style:style style:name="T25" style:family="text">
      <style:text-properties fo:font-variant="normal" fo:text-transform="none" fo:color="#000000" style:font-name="Linux Libertine" fo:font-size="11pt" fo:letter-spacing="normal" fo:font-weight="normal" officeooo:rsid="000c19c4" style:font-size-asian="9.60000038146973pt" style:font-weight-asian="normal" style:font-size-complex="11pt" style:font-weight-complex="normal"/>
    </style:style>
    <style:style style:name="T26" style:family="text">
      <style:text-properties fo:font-variant="normal" fo:text-transform="none" fo:color="#000000" style:font-name="Linux Libertine" fo:font-size="11pt" fo:letter-spacing="normal" fo:font-weight="normal" style:font-size-asian="11pt" style:font-weight-asian="normal" style:font-size-complex="11pt" style:font-weight-complex="normal"/>
    </style:style>
    <style:style style:name="T27" style:family="text">
      <style:text-properties fo:font-variant="normal" fo:text-transform="none" fo:color="#000000" style:font-name="Linux Libertine" fo:font-size="11pt" fo:letter-spacing="normal" fo:font-weight="normal" officeooo:rsid="000f018e" style:font-size-asian="11pt" style:font-weight-asian="normal" style:font-size-complex="11pt" style:font-weight-complex="normal"/>
    </style:style>
    <style:style style:name="T28" style:family="text">
      <style:text-properties fo:font-variant="normal" fo:text-transform="none" fo:color="#000000" style:font-name="Linux Libertine" fo:font-size="11pt" fo:letter-spacing="normal" fo:font-weight="normal" officeooo:rsid="000f6933" style:font-size-asian="11pt" style:font-weight-asian="normal" style:font-size-complex="11pt" style:font-weight-complex="normal"/>
    </style:style>
    <style:style style:name="T29" style:family="text">
      <style:text-properties fo:font-variant="normal" fo:text-transform="none" fo:color="#000000" style:font-name="Linux Libertine" fo:font-size="11pt" fo:letter-spacing="normal" fo:font-weight="normal" officeooo:rsid="001120f2" style:font-size-asian="11pt" style:font-weight-asian="normal" style:font-size-complex="11pt" style:font-weight-complex="normal"/>
    </style:style>
    <style:style style:name="T30" style:family="text">
      <style:text-properties fo:font-variant="normal" fo:text-transform="none" fo:color="#000000" style:font-name="Linux Libertine" fo:font-size="11pt" fo:letter-spacing="normal" fo:font-weight="normal" officeooo:rsid="00156884" style:font-size-asian="11pt" style:font-weight-asian="normal" style:font-size-complex="11pt" style:font-weight-complex="normal"/>
    </style:style>
    <style:style style:name="T31" style:family="text">
      <style:text-properties fo:font-variant="normal" fo:text-transform="none" fo:color="#000000" style:font-name="Linux Libertine" fo:font-size="11pt" fo:letter-spacing="normal" fo:font-weight="normal" officeooo:rsid="00194f31" style:font-size-asian="11pt" style:font-weight-asian="normal" style:font-size-complex="11pt" style:font-weight-complex="normal"/>
    </style:style>
    <style:style style:name="T32" style:family="text">
      <style:text-properties fo:font-variant="normal" fo:text-transform="none" fo:color="#000000" style:font-name="Linux Libertine" fo:font-size="11pt" fo:letter-spacing="normal" officeooo:rsid="000f018e" style:font-size-asian="11pt" style:font-size-complex="11pt"/>
    </style:style>
    <style:style style:name="T33" style:family="text">
      <style:text-properties fo:font-variant="normal" fo:text-transform="none" fo:color="#000000" style:font-name="Linux Libertine" fo:font-size="11pt" fo:letter-spacing="normal" officeooo:rsid="000f018e" style:font-size-asian="9.60000038146973pt" style:font-size-complex="11pt"/>
    </style:style>
    <style:style style:name="T34" style:family="text">
      <style:text-properties fo:font-variant="normal" fo:text-transform="none" fo:color="#000000" style:font-name="Linux Libertine" fo:font-size="12pt" fo:letter-spacing="normal" officeooo:rsid="000f018e" style:font-size-asian="12pt" style:font-size-complex="12pt"/>
    </style:style>
    <style:style style:name="T35" style:family="text">
      <style:text-properties fo:font-variant="normal" fo:text-transform="none" fo:color="#000000" style:text-position="0% 100%" style:font-name="Linux Libertin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6" style:family="text">
      <style:text-properties fo:font-variant="normal" fo:text-transform="none" fo:color="#000000" style:text-position="0% 100%" style:font-name="Linux Libertine" fo:font-size="11pt" fo:letter-spacing="normal" fo:font-style="normal" style:text-underline-style="none" fo:font-weight="normal" officeooo:rsid="0017d384" style:font-size-asian="11pt" style:font-style-asian="normal" style:font-weight-asian="normal" style:font-size-complex="11pt" style:font-style-complex="normal" style:font-weight-complex="normal"/>
    </style:style>
    <style:style style:name="T37" style:family="text">
      <style:text-properties fo:font-variant="normal" fo:text-transform="none" fo:color="#000000" style:text-position="0% 100%" style:font-name="Linux Libertine" fo:font-size="13pt" fo:letter-spacing="normal" fo:font-style="normal" style:text-underline-style="none" fo:font-weight="bold" officeooo:rsid="0017d384" style:font-size-asian="11.3500003814697pt" style:font-style-asian="normal" style:font-weight-asian="bold" style:font-size-complex="13pt" style:font-style-complex="normal" style:font-weight-complex="bold"/>
    </style:style>
    <style:style style:name="T38" style:family="text">
      <style:text-properties fo:font-variant="normal" fo:text-transform="none" fo:color="#000000" style:text-position="0% 100%" style:font-name="Linux Libertine" fo:font-size="13pt" fo:letter-spacing="normal" fo:font-style="normal" style:text-underline-style="none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T39" style:family="text">
      <style:text-properties fo:font-variant="normal" fo:text-transform="none" fo:color="#000000" style:text-position="0% 100%" style:font-name="Linux Libertine" fo:font-size="13pt" fo:letter-spacing="normal" fo:font-style="normal" style:text-underline-style="none" fo:font-weight="normal" officeooo:rsid="0017d384" style:font-size-asian="11.3500003814697pt" style:font-style-asian="normal" style:font-weight-asian="normal" style:font-size-complex="13pt" style:font-style-complex="normal" style:font-weight-complex="normal"/>
    </style:style>
    <style:style style:name="T40" style:family="text">
      <style:text-properties fo:font-variant="normal" fo:text-transform="none" fo:color="#000000" style:text-position="0% 100%" style:font-name="Linux Libertine" fo:font-size="13pt" fo:letter-spacing="normal" fo:font-style="normal" style:text-underline-style="none" style:font-size-asian="11.3500003814697pt" style:font-style-asian="normal" style:font-size-complex="13pt" style:font-style-complex="normal"/>
    </style:style>
    <style:style style:name="T41" style:family="text">
      <style:text-properties fo:font-variant="normal" fo:text-transform="none" fo:color="#000000" style:text-position="0% 100%" style:font-name="Linux Libertine" fo:font-size="13pt" fo:letter-spacing="normal" fo:font-style="normal" style:text-underline-style="none" officeooo:rsid="0017d384" style:font-size-asian="11.3500003814697pt" style:font-style-asian="normal" style:font-size-complex="13pt" style:font-style-complex="normal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size="13pt" style:font-size-asian="11.3500003814697pt" style:font-size-complex="13pt"/>
    </style:style>
    <style:style style:name="T44" style:family="text">
      <style:text-properties fo:font-size="13pt" style:font-size-asian="13pt" style:font-size-complex="13pt"/>
    </style:style>
    <style:style style:name="T45" style:family="text">
      <style:text-properties officeooo:rsid="0017d384"/>
    </style:style>
    <style:style style:name="T46" style:family="text">
      <style:text-properties officeooo:rsid="001269eb"/>
    </style:style>
    <style:style style:name="T47" style:family="text">
      <style:text-properties style:font-size-asian="1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egundo Imperio Mexicano</text:p>
      <text:p text:style-name="P3"/>
      <text:p text:style-name="P3"/>
      <text:p text:style-name="P4"/>
      <text:p text:style-name="P2">Unidades militares de infantería:</text:p>
      <text:p text:style-name="P2"/>
      <text:p text:style-name="P5"><text:span text:style-name="T10">Soldado de Infantería</text:span>/<text:span text:style-name="T10">Infantry Solider</text:span>:</text:p>
      <text:p text:style-name="P5"><text:tab/><text:span text:style-name="T11">Clase: </text:span><text:span text:style-name="T5">Pólvora, Infantería </text:span><text:span text:style-name="T6">b</text:span><text:span text:style-name="T5">ásica</text:span></text:p>
      <text:p text:style-name="P5"><text:tab/><text:span text:style-name="T7">Descripción: </text:span><text:span text:style-name="T2">Soldado</text:span><text:span text:style-name="T1">.</text:span></text:p>
      <text:p text:style-name="P5"><text:span text:style-name="T1"><text:tab/></text:span><text:span text:style-name="T7">Aspecto: </text:span><text:span text:style-name="T2">Chaqueta Azul Militar de 1834 </text:span><text:span text:style-name="T3">con Tirantes en forma de X en el pecho y un cinturón blanco</text:span><text:span text:style-name="T2">, <text:tab/>Pantalones Azules y </text:span><text:span text:style-name="T3">Zapatos negros, Sombrero de militar</text:span><text:span text:style-name="T2">.</text:span></text:p>
      <text:p text:style-name="P6"/>
      <text:h text:style-name="P10" text:outline-level="1"><text:bookmark text:name="firstHeading"/>ZUAVO:</text:h>
      <text:p text:style-name="P7"><text:span text:style-name="T12"><text:tab/></text:span><text:span text:style-name="T13">Clase: </text:span><text:span text:style-name="T23">Pólvora, Infantería</text:span></text:p>
      <text:p text:style-name="P7"><text:span text:style-name="T23"><text:tab/></text:span><text:span text:style-name="T32">Descripción: </text:span><text:span text:style-name="T29">Voluntario</text:span><text:span text:style-name="T27"> </text:span><text:span text:style-name="T28">Francés </text:span><text:span text:style-name="T29">funge como</text:span><text:span text:style-name="T27"> anti-</text:span><text:span text:style-name="T31">infanteria</text:span><text:span text:style-name="T27">.</text:span></text:p>
      <text:p text:style-name="P7"><text:span text:style-name="T27"><text:tab/></text:span><text:span text:style-name="T32">Aspecto</text:span><text:span text:style-name="T34">: </text:span><text:span text:style-name="T33"><text:s/></text:span><text:span text:style-name="T24">Le veo parecido a un corsario.</text:span></text:p>
      <text:p text:style-name="P23"/>
      <text:p text:style-name="P8"><text:span text:style-name="T20">Guardia de la Emperatriz/Charlotte Guard</text:span><text:span text:style-name="T12">:</text:span></text:p>
      <text:p text:style-name="P8"><text:span text:style-name="T12"><text:tab/>Clase: </text:span><text:span text:style-name="T22">Pólvora, Infantería.</text:span></text:p>
      <text:p text:style-name="P8"><text:span text:style-name="T22"><text:tab/></text:span><text:span text:style-name="T12">Descripción: </text:span><text:span text:style-name="T22">Voluntario Belga del ejercito imperial.</text:span></text:p>
      <text:p text:style-name="P8"><text:span text:style-name="T22"><text:tab/></text:span><text:span text:style-name="T15">Aspecto: </text:span><text:span text:style-name="T18">Una casaca, pantalón y un sombrero con una pluma de alguna ave(posiblemente un avestruz).</text:span></text:p>
      <text:p text:style-name="P8"><text:span text:style-name="T18"/></text:p>
      <text:p text:style-name="P20">Unidades militares de <text:span text:style-name="T45">Caballería</text:span>:</text:p>
      <text:p text:style-name="P8"><text:span text:style-name="T18"/></text:p>
      <text:p text:style-name="P25"><text:span text:style-name="T15">D</text:span><text:span text:style-name="T14">ragón Conservador/ Dragun</text:span></text:p>
      <text:p text:style-name="P25"><text:span text:style-name="T14"><text:tab/>Clase: </text:span><text:span text:style-name="T26">Polvora, Anti-</text:span><text:span text:style-name="T30">caballería</text:span><text:span text:style-name="T26">, </text:span><text:span text:style-name="T30">Caballería</text:span></text:p>
      <text:p text:style-name="P26"><text:span text:style-name="T17"><text:tab/></text:span><text:span text:style-name="T14">Descripción: <text:s/></text:span><text:span text:style-name="T25">Chaqueta Azul Militar de 1834, Pantalones Azules y Botas negras hasta la rodilla</text:span></text:p>
      <text:p text:style-name="P27"><text:span text:style-name="T21">L</text:span><text:span text:style-name="T12">ancero Conservador:</text:span></text:p>
      <text:p text:style-name="P27"><text:span text:style-name="T12"><text:tab/>Clase: </text:span><text:span text:style-name="T26">Cuerpo A Cuerpo, Anti-infantería, Caballería</text:span></text:p>
      <text:p text:style-name="P27"><text:span text:style-name="T19"><text:tab/></text:span><text:span text:style-name="T12">Descripción: </text:span><text:span text:style-name="T26">Chaqueta Azul Militar de 1834, Pantalones Azules y Botas negras hasta la rodilla.</text:span></text:p>
      <text:p text:style-name="P27"><text:span text:style-name="T26"/></text:p>
      <text:p text:style-name="P27"><text:span text:style-name="T26"/></text:p>
      <text:p text:style-name="P20"><text:soft-page-break/><text:span text:style-name="T15">Unidades </text:span><text:span text:style-name="T16">de Artillería</text:span><text:span text:style-name="T15">:</text:span></text:p>
      <text:p text:style-name="P20"><text:span text:style-name="T18"/></text:p>
      <text:p text:style-name="P16">Culebrina:</text:p>
      <text:p text:style-name="P19"><text:span text:style-name="T43"><text:tab/></text:span><text:span text:style-name="T7">Clase: </text:span><text:span text:style-name="T1">Artillería, Anti-artillería</text:span></text:p>
      <text:p text:style-name="P19"><text:span text:style-name="T1"><text:tab/></text:span><text:span text:style-name="T7">Aspecto:</text:span><text:span text:style-name="T1"> Un cañón largo color dorado</text:span></text:p>
      <text:p text:style-name="P18">Falconete:</text:p>
      <text:p text:style-name="P19"><text:span text:style-name="T44"><text:tab/></text:span><text:span text:style-name="T7">Clase: </text:span><text:span text:style-name="T1">Artillería, Anti-infantería, Asedio</text:span></text:p>
      <text:p text:style-name="P11"><text:span text:style-name="T7"><text:tab/>Aspecto: </text:span><text:span text:style-name="T1">Un cañón plateado corto</text:span></text:p>
      <text:p text:style-name="P11"><text:span text:style-name="T1"/></text:p>
      <text:p text:style-name="P11"><text:span text:style-name="T1"/></text:p>
      <text:p text:style-name="P12"><text:span text:style-name="T46">Unidades </text:span><text:span text:style-name="T45">de Civiles</text:span><text:span text:style-name="T46">:</text:span></text:p>
      <text:p text:style-name="P15"/>
      <text:p text:style-name="P13"/>
      <text:p text:style-name="P14"><text:span text:style-name="T42">Chilango(Hombre):</text:span></text:p>
      <text:p text:style-name="P14"><text:tab/><text:span text:style-name="T42">Clase:</text:span> <text:span text:style-name="T8">Civil, Soporte, Recolector, Constructor</text:span></text:p>
      <text:p text:style-name="P22"><text:span text:style-name="T36"><text:tab/></text:span><text:span text:style-name="T37">Aspecto:</text:span><text:span text:style-name="T39"> Ropas Blancas y un sombrero de mimbre</text:span></text:p>
      <text:p text:style-name="P22"><text:span text:style-name="T39"><text:tab/></text:span></text:p>
      <text:p text:style-name="P21"><text:span text:style-name="T40">China Poblana(Mujer):</text:span></text:p>
      <text:p text:style-name="P21"><text:span text:style-name="T40"><text:tab/>Clase:</text:span><text:span text:style-name="T38"> </text:span><text:span text:style-name="T35">Civil, Soporte, Recolector, Constructor.</text:span></text:p>
      <text:p text:style-name="P21"><text:span text:style-name="T40"><text:tab/>Aspecto:</text:span><text:span text:style-name="T38"> Ropas Blancas con algunos colores.</text:span></text:p>
      <text:p text:style-name="P9"><text:tab/></text:p>
      <text:p text:style-name="P17">Pesquero/ Fisher Boat:</text:p>
      <text:p text:style-name="P17"><text:tab/>Descripción: <text:span text:style-name="T1">Barco de pesca.</text:span></text:p>
      <text:p text:style-name="P17"><text:span text:style-name="T1"><text:tab/></text:span><text:span text:style-name="T47">Aspecto: </text:span><text:span text:style-name="T4">Barco pequeño con una vela y dos remos, tiene tres pescadores.</text:span></text:p>
      <text:p text:style-name="P17"><text:span text:style-name="T4"/></text:p>
      <text:p text:style-name="P17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nux Libertine" svg:font-family="'Linux Libertine', Georgia, Times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8T22:08:47.453509795</meta:creation-date>
    <dc:date>2020-05-21T22:31:55.261482444</dc:date>
    <meta:editing-duration>PT33M34S</meta:editing-duration>
    <meta:editing-cycles>8</meta:editing-cycles>
    <meta:generator>LibreOffice/6.4.3.2$Linux_X86_64 LibreOffice_project/40$Build-2</meta:generator>
    <meta:document-statistic meta:table-count="0" meta:image-count="0" meta:object-count="0" meta:page-count="2" meta:paragraph-count="40" meta:word-count="209" meta:character-count="1590" meta:non-whitespace-character-count="1391"/>
  </office:meta>
</office:document-meta>
</file>